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5.118cm" svg:y="0.5cm">
            <draw:object draw:notify-on-update-of-ranges="Tabelle1.A2:Tabelle1.A12 Tabelle1.B1:Tabelle1.B1 Tabelle1.B2:Tabelle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149cm" svg:y="9.4cm">
            <draw:object draw:notify-on-update-of-ranges="Tabelle1.A3:Tabelle1.A12 Tabelle1.F1:Tabelle1.F2 Tabelle1.F3:Tabelle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lines</text:p>
          </table:table-cell>
          <table:table-cell table:style-name="Default" office:value-type="string" calcext:value-type="string">
            <text:p>Zeit_Mittelwert</text:p>
          </table:table-cell>
          <table:table-cell office:value-type="string" calcext:value-type="string">
            <text:p>Zeit1</text:p>
          </table:table-cell>
          <table:table-cell office:value-type="string" calcext:value-type="string">
            <text:p>Zeit2</text:p>
          </table:table-cell>
          <table:table-cell office:value-type="string" calcext:value-type="string">
            <text:p>Zeit3</text:p>
          </table:table-cell>
          <table:table-cell office:value-type="string" calcext:value-type="string">
            <text:p>Komplexitäts-Fak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E2] + [.D2] + [.E2]) / 3" office:value-type="float" office:value="0.126666666666667" calcext:value-type="float">
            <text:p>0,12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E3] + [.D3] + [.E3]) / 3" office:value-type="float" office:value="0.136666666666667" calcext:value-type="float">
            <text:p>0,137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table:formula="of:=[.B3] / [.B2]" office:value-type="float" office:value="1.07894736842105" calcext:value-type="float">
            <text:p>1,0789473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E4] + [.D4] + [.E4]) / 3" office:value-type="float" office:value="0.19" calcext:value-type="float">
            <text:p>0,190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B4] / [.B3]" office:value-type="float" office:value="1.39024390243902" calcext:value-type="float">
            <text:p>1,3902439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E5] + [.D5] + [.E5]) / 3" office:value-type="float" office:value="0.423333333333333" calcext:value-type="float">
            <text:p>0,423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table:formula="of:=[.B5] / [.B4]" office:value-type="float" office:value="2.22807017543859" calcext:value-type="float">
            <text:p>2,228070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E6] + [.D6] + [.E6]) / 3" office:value-type="float" office:value="1.13666666666667" calcext:value-type="float">
            <text:p>1,137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table:formula="of:=[.B6] / [.B5]" office:value-type="float" office:value="2.68503937007875" calcext:value-type="float">
            <text:p>2,68503937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E7] + [.D7] + [.E7]) / 3" office:value-type="float" office:value="3.77666666666667" calcext:value-type="float">
            <text:p>3,777</text:p>
          </table:table-cell>
          <table:table-cell office:value-type="float" office:value="3.73" calcext:value-type="float">
            <text:p>3,73</text:p>
          </table:table-cell>
          <table:table-cell office:value-type="float" office:value="3.79" calcext:value-type="float">
            <text:p>3,79</text:p>
          </table:table-cell>
          <table:table-cell office:value-type="float" office:value="3.77" calcext:value-type="float">
            <text:p>3,77</text:p>
          </table:table-cell>
          <table:table-cell table:formula="of:=[.B7] / [.B6]" office:value-type="float" office:value="3.32258064516128" calcext:value-type="float">
            <text:p>3,3225806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E8] + [.D8] + [.E8]) / 3" office:value-type="float" office:value="13.92" calcext:value-type="float">
            <text:p>13,920</text:p>
          </table:table-cell>
          <table:table-cell office:value-type="float" office:value="14.04" calcext:value-type="float">
            <text:p>14,04</text:p>
          </table:table-cell>
          <table:table-cell table:number-columns-repeated="2" office:value-type="float" office:value="13.92" calcext:value-type="float">
            <text:p>13,92</text:p>
          </table:table-cell>
          <table:table-cell table:formula="of:=[.B8] / [.B7]" office:value-type="float" office:value="3.68578993821712" calcext:value-type="float">
            <text:p>3,68578993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E9] + [.D9] + [.E9]) / 3" office:value-type="float" office:value="53.4133333333333" calcext:value-type="float">
            <text:p>53,413</text:p>
          </table:table-cell>
          <table:table-cell office:value-type="float" office:value="55.39" calcext:value-type="float">
            <text:p>55,39</text:p>
          </table:table-cell>
          <table:table-cell office:value-type="float" office:value="53.46" calcext:value-type="float">
            <text:p>53,46</text:p>
          </table:table-cell>
          <table:table-cell office:value-type="float" office:value="53.39" calcext:value-type="float">
            <text:p>53,39</text:p>
          </table:table-cell>
          <table:table-cell table:formula="of:=[.B9] / [.B8]" office:value-type="float" office:value="3.83716475095785" calcext:value-type="float">
            <text:p>3,8371647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E10] + [.D10] + [.E10]) / 3" office:value-type="float" office:value="218.193333333333" calcext:value-type="float">
            <text:p>218,193</text:p>
          </table:table-cell>
          <table:table-cell office:value-type="float" office:value="218.31" calcext:value-type="float">
            <text:p>218,31</text:p>
          </table:table-cell>
          <table:table-cell office:value-type="float" office:value="218" calcext:value-type="float">
            <text:p>218</text:p>
          </table:table-cell>
          <table:table-cell office:value-type="float" office:value="218.29" calcext:value-type="float">
            <text:p>218,29</text:p>
          </table:table-cell>
          <table:table-cell table:formula="of:=[.B10] / [.B9]" office:value-type="float" office:value="4.08499750374438" calcext:value-type="float">
            <text:p>4,08499750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E11] + [.D11] + [.E11]) / 3" office:value-type="float" office:value="866.573333333333" calcext:value-type="float">
            <text:p>866,573</text:p>
          </table:table-cell>
          <table:table-cell office:value-type="float" office:value="856" calcext:value-type="float">
            <text:p>856</text:p>
          </table:table-cell>
          <table:table-cell office:value-type="float" office:value="855.52" calcext:value-type="float">
            <text:p>855,52</text:p>
          </table:table-cell>
          <table:table-cell office:value-type="float" office:value="872.1" calcext:value-type="float">
            <text:p>872,1</text:p>
          </table:table-cell>
          <table:table-cell table:formula="of:=[.B11] / [.B10]" office:value-type="float" office:value="3.97158483302271" calcext:value-type="float">
            <text:p>3,9715848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[.E12] + [.D12] + [.E12]) / 3" office:value-type="float" office:value="3467.65666666667" calcext:value-type="float">
            <text:p>3467,657</text:p>
          </table:table-cell>
          <table:table-cell office:value-type="float" office:value="3460.99" calcext:value-type="float">
            <text:p>3460,99</text:p>
          </table:table-cell>
          <table:table-cell office:value-type="float" office:value="3467.87" calcext:value-type="float">
            <text:p>3467,87</text:p>
          </table:table-cell>
          <table:table-cell office:value-type="float" office:value="3467.55" calcext:value-type="float">
            <text:p>3467,55</text:p>
          </table:table-cell>
          <table:table-cell table:formula="of:=[.B12] / [.B11]" office:value-type="float" office:value="4.00157324634961" calcext:value-type="float">
            <text:p>4,0015732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.00.0000</text:date>, <text:time style:data-style-name="N2" text:time-value="13:56:24.422849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Behrendt</meta:initial-creator>
    <meta:creation-date>2014-11-14T10:45:54.877584223</meta:creation-date>
    <dc:date>2014-11-14T13:52:28.831783927</dc:date>
    <dc:creator>Fabian Behrendt</dc:creator>
    <meta:editing-duration>PT23M50S</meta:editing-duration>
    <meta:editing-cycles>4</meta:editing-cycles>
    <meta:generator>LibreOffice/4.2.7.2$Linux_X86_64 LibreOffice_project/420m0$Build-2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9cm" svg:y="0.316cm" chart:style-name="ch2">
          <text:p>Laufzeit von partdiff-seq bei steigender Anzahl der Interlines</text:p>
        </chart:title>
        <chart:subtitle svg:x="7.255cm" svg:y="1.301cm" chart:style-name="ch3">
          <text:p>sub-title</text:p>
        </chart:subtitle>
        <chart:plot-area chart:style-name="ch4" table:cell-range-address="Tabelle1.A2:Tabelle1.B12 Tabelle1.B1:Tabelle1.B1" chart:data-source-has-labels="both" svg:x="1.331cm" svg:y="2.19cm" svg:width="14.349cm" svg:height="5.649cm">
          <chartooo:coordinate-region svg:x="3.17cm" svg:y="2.389cm" svg:width="12.138cm" svg:height="4.803cm"/>
          <chart:axis chart:dimension="x" chart:name="primary-x" chart:style-name="ch5" chartooo:axis-type="auto">
            <chartooo:date-scale/>
            <chart:title svg:x="6.966cm" svg:y="8.019cm" chart:style-name="ch6">
              <text:p>Anzahl der Interlines</text:p>
            </chart:title>
            <chart:categories table:cell-range-address="Tabelle1.A2:Tabelle1.A12"/>
          </chart:axis>
          <chart:axis chart:dimension="y" chart:name="primary-y" chart:style-name="ch7">
            <chart:title svg:x="0.451cm" svg:y="6.288cm" chart:style-name="ch8">
              <text:p>Zeit in Sekunden</text:p>
            </chart:title>
            <chart:grid chart:style-name="ch9" chart:class="major"/>
          </chart:axis>
          <chart:series chart:style-name="ch10" chart:values-cell-range-address="Tabelle1.B2:Tabelle1.B12" chart:label-cell-address="Tabelle1.B1:Tabelle1.B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_Mittelwert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12</svg:desc>
                </draw:g>
              </table:table-cell>
              <table:table-cell office:value-type="float" office:value="0.126666666666667">
                <text:p>0.126666666666667</text:p>
                <draw:g>
                  <svg:desc>Tabelle1.B2:Tabelle1.B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3666666666667">
                <text:p>1.13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7666666666667">
                <text:p>3.77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3.4133333333333">
                <text:p>53.4133333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18.193333333333">
                <text:p>218.19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66.573333333333">
                <text:p>866.573333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467.65666666667">
                <text:p>3467.65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Komplexitätssteigerung von partdiff-seq mit steigender Anzahl der Interlines</text:p>
        </chart:title>
        <chart:subtitle svg:x="7.255cm" svg:y="1.301cm" chart:style-name="ch3">
          <text:p>sub-title</text:p>
        </chart:subtitle>
        <chart:plot-area chart:style-name="ch4" table:cell-range-address="Tabelle1.A3:Tabelle1.A12 Tabelle1.F1:Tabelle1.F12" chart:data-source-has-labels="both" svg:x="1.331cm" svg:y="2.19cm" svg:width="14.349cm" svg:height="5.649cm">
          <chartooo:coordinate-region svg:x="2.058cm" svg:y="2.39cm" svg:width="13.25cm" svg:height="4.802cm"/>
          <chart:axis chart:dimension="x" chart:name="primary-x" chart:style-name="ch5" chartooo:axis-type="auto">
            <chartooo:date-scale/>
            <chart:title svg:x="6.966cm" svg:y="8.019cm" chart:style-name="ch6">
              <text:p>Anzahl der Interlines</text:p>
            </chart:title>
            <chart:categories table:cell-range-address="Tabelle1.A3:Tabelle1.A12"/>
          </chart:axis>
          <chart:axis chart:dimension="y" chart:name="primary-y" chart:style-name="ch7">
            <chart:title svg:x="0.451cm" svg:y="6.5cm" chart:style-name="ch8">
              <text:p>Komplexitäts-Faktor</text:p>
            </chart:title>
            <chart:grid chart:style-name="ch9" chart:class="major"/>
          </chart:axis>
          <chart:series chart:style-name="ch10" chart:values-cell-range-address="Tabelle1.F3:Tabelle1.F12" chart:label-cell-address="Tabelle1.F1:Tabelle1.F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plexitäts-Faktor</text:p>
                <text:list>
                  <text:list-item>
                    <text:p>Komplexitäts-Faktor</text:p>
                  </text:list-item>
                  <text:list-item>
                    <text:p/>
                  </text:list-item>
                </text:list>
                <draw:g>
                  <svg:desc>Tabelle1.F1:Tabelle1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elle1.A3:Tabelle1.A12</svg:desc>
                </draw:g>
              </table:table-cell>
              <table:table-cell office:value-type="float" office:value="1.07894736842105">
                <text:p>1.07894736842105</text:p>
                <draw:g>
                  <svg:desc>Tabelle1.F3:Tabelle1.F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9024390243902">
                <text:p>1.390243902439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2807017543859">
                <text:p>2.228070175438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8503937007875">
                <text:p>2.685039370078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2258064516128">
                <text:p>3.322580645161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68578993821712">
                <text:p>3.685789938217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3716475095785">
                <text:p>3.837164750957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08499750374438">
                <text:p>4.084997503744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97158483302271">
                <text:p>3.971584833022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00157324634961">
                <text:p>4.00157324634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